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26in"/>
    </style:style>
    <style:style style:name="co3" style:family="table-column">
      <style:table-column-properties fo:break-before="auto" style:column-width="1.4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6.3039in" svg:height="3.5461in" svg:x="6.9in" svg:y="0.2157in">
            <draw:object draw:notify-on-update-of-ranges="Sheet1.A4:Sheet1.A4 Sheet1.E2:Sheet1.E6 Sheet1.A2:Sheet1.A6 Sheet1.A9:Sheet1.A9 Sheet1.E7:Sheet1.E11 Sheet1.A7:Sheet1.A11 Sheet1.A14:Sheet1.A14 Sheet1.E12:Sheet1.E16 Sheet1.A12:Sheet1.A16 Sheet1.A19:Sheet1.A19 Sheet1.E17:Sheet1.E21 Sheet1.A17:Sheet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Size 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Time Elapsed (Nano Sec)</text:p>
          </table:table-cell>
          <table:table-cell table:style-name="ce1" office:value-type="string" calcext:value-type="string">
            <text:p>STD DEV</text:p>
          </table:table-cell>
          <table:table-cell table:style-name="ce1"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5906664" calcext:value-type="float">
            <text:p>955906664</text:p>
          </table:table-cell>
          <table:table-cell office:value-type="float" office:value="610117423" calcext:value-type="float">
            <text:p>610117423</text:p>
          </table:table-cell>
          <table:table-cell office:value-type="float" office:value="847578733" calcext:value-type="float">
            <text:p>847578733</text:p>
          </table:table-cell>
          <table:table-cell office:value-type="float" office:value="3487787" calcext:value-type="float">
            <text:p>348778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6774913" calcext:value-type="float">
            <text:p>966774913</text:p>
          </table:table-cell>
          <table:table-cell office:value-type="float" office:value="658121833" calcext:value-type="float">
            <text:p>658121833</text:p>
          </table:table-cell>
          <table:table-cell office:value-type="float" office:value="852396122" calcext:value-type="float">
            <text:p>852396122</text:p>
          </table:table-cell>
          <table:table-cell office:value-type="float" office:value="1223408" calcext:value-type="float">
            <text:p>1223408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9625559" calcext:value-type="float">
            <text:p>1059625559</text:p>
          </table:table-cell>
          <table:table-cell office:value-type="float" office:value="562930292" calcext:value-type="float">
            <text:p>562930292</text:p>
          </table:table-cell>
          <table:table-cell office:value-type="float" office:value="765427167" calcext:value-type="float">
            <text:p>765427167</text:p>
          </table:table-cell>
          <table:table-cell office:value-type="float" office:value="1333204" calcext:value-type="float">
            <text:p>1333204</text:p>
          </table:table-cell>
          <table:table-cell table:formula="of:=STDEV([.E2:.E6])" office:value-type="float" office:value="981651.348667795" calcext:value-type="float">
            <text:p>981651.3486677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2790860" calcext:value-type="float">
            <text:p>1052790860</text:p>
          </table:table-cell>
          <table:table-cell office:value-type="float" office:value="662124632" calcext:value-type="float">
            <text:p>662124632</text:p>
          </table:table-cell>
          <table:table-cell office:value-type="float" office:value="852955059" calcext:value-type="float">
            <text:p>852955059</text:p>
          </table:table-cell>
          <table:table-cell office:value-type="float" office:value="1196164" calcext:value-type="float">
            <text:p>119616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5637043" calcext:value-type="float">
            <text:p>1015637043</text:p>
          </table:table-cell>
          <table:table-cell office:value-type="float" office:value="555942448" calcext:value-type="float">
            <text:p>555942448</text:p>
          </table:table-cell>
          <table:table-cell office:value-type="float" office:value="731709662" calcext:value-type="float">
            <text:p>731709662</text:p>
          </table:table-cell>
          <table:table-cell office:value-type="float" office:value="1472189" calcext:value-type="float">
            <text:p>1472189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915274" calcext:value-type="float">
            <text:p>256915274</text:p>
          </table:table-cell>
          <table:table-cell office:value-type="float" office:value="135965430" calcext:value-type="float">
            <text:p>135965430</text:p>
          </table:table-cell>
          <table:table-cell office:value-type="float" office:value="211433023" calcext:value-type="float">
            <text:p>211433023</text:p>
          </table:table-cell>
          <table:table-cell office:value-type="float" office:value="2171802" calcext:value-type="float">
            <text:p>217180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9692759" calcext:value-type="float">
            <text:p>259692759</text:p>
          </table:table-cell>
          <table:table-cell office:value-type="float" office:value="167016361" calcext:value-type="float">
            <text:p>167016361</text:p>
          </table:table-cell>
          <table:table-cell office:value-type="float" office:value="206151900" calcext:value-type="float">
            <text:p>206151900</text:p>
          </table:table-cell>
          <table:table-cell office:value-type="float" office:value="2941542" calcext:value-type="float">
            <text:p>294154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3883778" calcext:value-type="float">
            <text:p>263883778</text:p>
          </table:table-cell>
          <table:table-cell office:value-type="float" office:value="143447251" calcext:value-type="float">
            <text:p>143447251</text:p>
          </table:table-cell>
          <table:table-cell office:value-type="float" office:value="198981354" calcext:value-type="float">
            <text:p>198981354</text:p>
          </table:table-cell>
          <table:table-cell office:value-type="float" office:value="2343191" calcext:value-type="float">
            <text:p>2343191</text:p>
          </table:table-cell>
          <table:table-cell table:formula="of:=STDEV([.E7:.E11])" office:value-type="float" office:value="381104.966630848" calcext:value-type="float">
            <text:p>381104.966630848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5765348" calcext:value-type="float">
            <text:p>265765348</text:p>
          </table:table-cell>
          <table:table-cell office:value-type="float" office:value="136115986" calcext:value-type="float">
            <text:p>136115986</text:p>
          </table:table-cell>
          <table:table-cell office:value-type="float" office:value="199997036" calcext:value-type="float">
            <text:p>199997036</text:p>
          </table:table-cell>
          <table:table-cell office:value-type="float" office:value="2138231" calcext:value-type="float">
            <text:p>2138231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4052743" calcext:value-type="float">
            <text:p>244052743</text:p>
          </table:table-cell>
          <table:table-cell office:value-type="float" office:value="137779708" calcext:value-type="float">
            <text:p>137779708</text:p>
          </table:table-cell>
          <table:table-cell office:value-type="float" office:value="195126260" calcext:value-type="float">
            <text:p>195126260</text:p>
          </table:table-cell>
          <table:table-cell office:value-type="float" office:value="2851293" calcext:value-type="float">
            <text:p>285129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531445" calcext:value-type="float">
            <text:p>16531445</text:p>
          </table:table-cell>
          <table:table-cell office:value-type="float" office:value="8525037" calcext:value-type="float">
            <text:p>8525037</text:p>
          </table:table-cell>
          <table:table-cell office:value-type="float" office:value="12801925" calcext:value-type="float">
            <text:p>12801925</text:p>
          </table:table-cell>
          <table:table-cell office:value-type="float" office:value="4083438" calcext:value-type="float">
            <text:p>408343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63928" calcext:value-type="float">
            <text:p>16763928</text:p>
          </table:table-cell>
          <table:table-cell office:value-type="float" office:value="8634375" calcext:value-type="float">
            <text:p>8634375</text:p>
          </table:table-cell>
          <table:table-cell office:value-type="float" office:value="12442843" calcext:value-type="float">
            <text:p>12442843</text:p>
          </table:table-cell>
          <table:table-cell office:value-type="float" office:value="3647348" calcext:value-type="float">
            <text:p>3647348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391077" calcext:value-type="float">
            <text:p>16391077</text:p>
          </table:table-cell>
          <table:table-cell office:value-type="float" office:value="8402867" calcext:value-type="float">
            <text:p>8402867</text:p>
          </table:table-cell>
          <table:table-cell office:value-type="float" office:value="12561936" calcext:value-type="float">
            <text:p>12561936</text:p>
          </table:table-cell>
          <table:table-cell office:value-type="float" office:value="6593439" calcext:value-type="float">
            <text:p>6593439</text:p>
          </table:table-cell>
          <table:table-cell table:formula="of:=STDEV([.E12:.E16])" office:value-type="float" office:value="1994510.36792785" calcext:value-type="float">
            <text:p>1994510.3679278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03063" calcext:value-type="float">
            <text:p>16703063</text:p>
          </table:table-cell>
          <table:table-cell office:value-type="float" office:value="8484155" calcext:value-type="float">
            <text:p>8484155</text:p>
          </table:table-cell>
          <table:table-cell office:value-type="float" office:value="12688011" calcext:value-type="float">
            <text:p>12688011</text:p>
          </table:table-cell>
          <table:table-cell office:value-type="float" office:value="8001761" calcext:value-type="float">
            <text:p>800176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53414" calcext:value-type="float">
            <text:p>16753414</text:p>
          </table:table-cell>
          <table:table-cell office:value-type="float" office:value="8717561" calcext:value-type="float">
            <text:p>8717561</text:p>
          </table:table-cell>
          <table:table-cell office:value-type="float" office:value="13085006" calcext:value-type="float">
            <text:p>13085006</text:p>
          </table:table-cell>
          <table:table-cell office:value-type="float" office:value="3630385" calcext:value-type="float">
            <text:p>363038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31" calcext:value-type="float">
            <text:p>65531</text:p>
          </table:table-cell>
          <table:table-cell office:value-type="float" office:value="32807" calcext:value-type="float">
            <text:p>32807</text:p>
          </table:table-cell>
          <table:table-cell office:value-type="float" office:value="49504" calcext:value-type="float">
            <text:p>49504</text:p>
          </table:table-cell>
          <table:table-cell office:value-type="float" office:value="6105269" calcext:value-type="float">
            <text:p>610526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399" calcext:value-type="float">
            <text:p>65399</text:p>
          </table:table-cell>
          <table:table-cell office:value-type="float" office:value="32891" calcext:value-type="float">
            <text:p>32891</text:p>
          </table:table-cell>
          <table:table-cell office:value-type="float" office:value="49788" calcext:value-type="float">
            <text:p>49788</text:p>
          </table:table-cell>
          <table:table-cell office:value-type="float" office:value="10504943" calcext:value-type="float">
            <text:p>1050494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322" calcext:value-type="float">
            <text:p>65322</text:p>
          </table:table-cell>
          <table:table-cell office:value-type="float" office:value="32795" calcext:value-type="float">
            <text:p>32795</text:p>
          </table:table-cell>
          <table:table-cell office:value-type="float" office:value="48872" calcext:value-type="float">
            <text:p>48872</text:p>
          </table:table-cell>
          <table:table-cell office:value-type="float" office:value="4005777" calcext:value-type="float">
            <text:p>4005777</text:p>
          </table:table-cell>
          <table:table-cell table:formula="of:=STDEV([.E17:.E21])" office:value-type="float" office:value="3270550.16038109" calcext:value-type="float">
            <text:p>3270550.16038109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18" calcext:value-type="float">
            <text:p>65518</text:p>
          </table:table-cell>
          <table:table-cell office:value-type="float" office:value="32907" calcext:value-type="float">
            <text:p>32907</text:p>
          </table:table-cell>
          <table:table-cell office:value-type="float" office:value="49116" calcext:value-type="float">
            <text:p>49116</text:p>
          </table:table-cell>
          <table:table-cell office:value-type="float" office:value="10506348" calcext:value-type="float">
            <text:p>10506348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526" calcext:value-type="float">
            <text:p>65526</text:p>
          </table:table-cell>
          <table:table-cell office:value-type="float" office:value="32935" calcext:value-type="float">
            <text:p>32935</text:p>
          </table:table-cell>
          <table:table-cell office:value-type="float" office:value="48438" calcext:value-type="float">
            <text:p>48438</text:p>
          </table:table-cell>
          <table:table-cell office:value-type="float" office:value="11468101" calcext:value-type="float">
            <text:p>1146810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F4]" office:value-type="float" office:value="981651.348667795" calcext:value-type="float">
            <text:p>981651.348667795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F9]" office:value-type="float" office:value="381104.966630848" calcext:value-type="float">
            <text:p>381104.966630848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F14]" office:value-type="float" office:value="1994510.36792785" calcext:value-type="float">
            <text:p>1994510.36792785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F19]" office:value-type="float" office:value="3270550.16038109" calcext:value-type="float">
            <text:p>3270550.16038109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3:17:20.667802876</meta:creation-date>
    <dc:date>2022-11-13T14:39:17.246082949</dc:date>
    <meta:editing-duration>P1DT23H59M44S</meta:editing-duration>
    <meta:editing-cycles>4</meta:editing-cycles>
    <meta:generator>LibreOffice/7.0.4.2$Linux_X86_64 LibreOffice_project/00$Build-2</meta:generator>
    <meta:document-statistic meta:table-count="1" meta:cell-count="1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3cm" svg:height="9.008cm" xlink:href=".." xlink:type="simple" chart:class="chart:scatter" chart:style-name="ch1">
        <chart:title svg:x="5.464cm" svg:y="0.315cm" chart:style-name="ch2">
          <text:p>Average TIme to Size N</text:p>
        </chart:title>
        <chart:legend chart:legend-position="end" svg:x="14.889cm" svg:y="3.466cm" style:legend-expansion="high" chart:style-name="ch3"/>
        <chart:plot-area chart:style-name="ch4" table:cell-range-address="Sheet1.A2:Sheet1.A6 Sheet1.E2:Sheet1.E21 Sheet1.A9:Sheet1.A9 Sheet1.A14:Sheet1.A14 Sheet1.A19:Sheet1.A19" chart:data-source-has-labels="row" svg:x="1.217cm" svg:y="0.228cm" svg:width="13.561cm" svg:height="7.666cm">
          <chart:coordinate-region svg:x="2.946cm" svg:y="0.425cm" svg:width="11.646cm" svg:height="6.826cm"/>
          <chart:axis chart:dimension="x" chart:name="primary-x" chart:style-name="ch5">
            <chart:title svg:x="7.466cm" svg:y="8.075cm" chart:style-name="ch6">
              <text:p>N Size</text:p>
            </chart:title>
          </chart:axis>
          <chart:axis chart:dimension="y" chart:name="primary-y" chart:style-name="ch5">
            <chart:title svg:x="0.338cm" svg:y="6cm" chart:style-name="ch7">
              <text:p>Time Elapsed (Nano Sec)</text:p>
            </chart:title>
            <chart:grid chart:style-name="ch8" chart:class="major"/>
          </chart:axis>
          <chart:series chart:style-name="ch9" chart:values-cell-range-address="Sheet1.E2:Sheet1.E6" chart:label-cell-address="Sheet1.A4:Sheet1.A4" chart:class="chart:scatter">
            <chart:domain table:cell-range-address="Sheet1.A2:Sheet1.A6"/>
            <chart:data-point chart:repeated="5"/>
          </chart:series>
          <chart:series chart:style-name="ch10" chart:values-cell-range-address="Sheet1.E7:Sheet1.E11" chart:label-cell-address="Sheet1.A9:Sheet1.A9" chart:class="chart:scatter">
            <chart:domain table:cell-range-address="Sheet1.A7:Sheet1.A11"/>
            <chart:data-point chart:repeated="5"/>
          </chart:series>
          <chart:series chart:style-name="ch11" chart:values-cell-range-address="Sheet1.E12:Sheet1.E16" chart:label-cell-address="Sheet1.A14:Sheet1.A14" chart:class="chart:scatter">
            <chart:domain table:cell-range-address="Sheet1.A12:Sheet1.A16"/>
            <chart:data-point chart:repeated="5"/>
          </chart:series>
          <chart:series chart:style-name="ch12" chart:values-cell-range-address="Sheet1.E17:Sheet1.E21" chart:label-cell-address="Sheet1.A19:Sheet1.A19" chart:class="chart:scatter">
            <chart:domain table:cell-range-address="Sheet1.A17:Sheet1.A21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1.A4:Sheet1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</text:p>
                <draw:g>
                  <svg:desc>Sheet1.A9:Sheet1.A9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8</text:p>
                <draw:g>
                  <svg:desc>Sheet1.A14:Sheet1.A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6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2:Sheet1.A6</svg:desc>
                </draw:g>
              </table:table-cell>
              <table:table-cell office:value-type="float" office:value="3487787">
                <text:p>3487787</text:p>
                <draw:g>
                  <svg:desc>Sheet1.E2:Sheet1.E6</svg:desc>
                </draw:g>
              </table:table-cell>
              <table:table-cell office:value-type="float" office:value="4">
                <text:p>4</text:p>
                <draw:g>
                  <svg:desc>Sheet1.A7:Sheet1.A11</svg:desc>
                </draw:g>
              </table:table-cell>
              <table:table-cell office:value-type="float" office:value="2171802">
                <text:p>2171802</text:p>
                <draw:g>
                  <svg:desc>Sheet1.E7:Sheet1.E11</svg:desc>
                </draw:g>
              </table:table-cell>
              <table:table-cell office:value-type="float" office:value="8">
                <text:p>8</text:p>
                <draw:g>
                  <svg:desc>Sheet1.A12:Sheet1.A16</svg:desc>
                </draw:g>
              </table:table-cell>
              <table:table-cell office:value-type="float" office:value="4083438">
                <text:p>4083438</text:p>
                <draw:g>
                  <svg:desc>Sheet1.E12:Sheet1.E16</svg:desc>
                </draw:g>
              </table:table-cell>
              <table:table-cell office:value-type="float" office:value="16">
                <text:p>16</text:p>
                <draw:g>
                  <svg:desc>Sheet1.A17:Sheet1.A21</svg:desc>
                </draw:g>
              </table:table-cell>
              <table:table-cell office:value-type="float" office:value="6105269">
                <text:p>6105269</text:p>
                <draw:g>
                  <svg:desc>Sheet1.E17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23408">
                <text:p>1223408</text:p>
              </table:table-cell>
              <table:table-cell office:value-type="float" office:value="4">
                <text:p>4</text:p>
              </table:table-cell>
              <table:table-cell office:value-type="float" office:value="2941542">
                <text:p>2941542</text:p>
              </table:table-cell>
              <table:table-cell office:value-type="float" office:value="8">
                <text:p>8</text:p>
              </table:table-cell>
              <table:table-cell office:value-type="float" office:value="3647348">
                <text:p>3647348</text:p>
              </table:table-cell>
              <table:table-cell office:value-type="float" office:value="16">
                <text:p>16</text:p>
              </table:table-cell>
              <table:table-cell office:value-type="float" office:value="10504943">
                <text:p>105049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33204">
                <text:p>1333204</text:p>
              </table:table-cell>
              <table:table-cell office:value-type="float" office:value="4">
                <text:p>4</text:p>
              </table:table-cell>
              <table:table-cell office:value-type="float" office:value="2343191">
                <text:p>2343191</text:p>
              </table:table-cell>
              <table:table-cell office:value-type="float" office:value="8">
                <text:p>8</text:p>
              </table:table-cell>
              <table:table-cell office:value-type="float" office:value="6593439">
                <text:p>6593439</text:p>
              </table:table-cell>
              <table:table-cell office:value-type="float" office:value="16">
                <text:p>16</text:p>
              </table:table-cell>
              <table:table-cell office:value-type="float" office:value="4005777">
                <text:p>40057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196164">
                <text:p>1196164</text:p>
              </table:table-cell>
              <table:table-cell office:value-type="float" office:value="4">
                <text:p>4</text:p>
              </table:table-cell>
              <table:table-cell office:value-type="float" office:value="2138231">
                <text:p>2138231</text:p>
              </table:table-cell>
              <table:table-cell office:value-type="float" office:value="8">
                <text:p>8</text:p>
              </table:table-cell>
              <table:table-cell office:value-type="float" office:value="8001761">
                <text:p>8001761</text:p>
              </table:table-cell>
              <table:table-cell office:value-type="float" office:value="16">
                <text:p>16</text:p>
              </table:table-cell>
              <table:table-cell office:value-type="float" office:value="10506348">
                <text:p>10506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472189">
                <text:p>1472189</text:p>
              </table:table-cell>
              <table:table-cell office:value-type="float" office:value="4">
                <text:p>4</text:p>
              </table:table-cell>
              <table:table-cell office:value-type="float" office:value="2851293">
                <text:p>2851293</text:p>
              </table:table-cell>
              <table:table-cell office:value-type="float" office:value="8">
                <text:p>8</text:p>
              </table:table-cell>
              <table:table-cell office:value-type="float" office:value="3630385">
                <text:p>3630385</text:p>
              </table:table-cell>
              <table:table-cell office:value-type="float" office:value="16">
                <text:p>16</text:p>
              </table:table-cell>
              <table:table-cell office:value-type="float" office:value="11468101">
                <text:p>11468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